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Black" svg:font-family="'Noto Sans CJK JP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00ff" style:font-name="Noto Sans CJK JP Black1" fo:font-weight="bold" officeooo:rsid="001f744f" officeooo:paragraph-rsid="001f744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f744f" officeooo:paragraph-rsid="001f744f"/>
    </style:style>
    <style:style style:name="P3" style:family="paragraph" style:parent-style-name="Header">
      <style:paragraph-properties fo:text-align="center" style:justify-single-word="false"/>
      <style:text-properties fo:color="#6600ff" style:font-name="Noto Sans CJK JP Black1" fo:font-weight="bold" officeooo:rsid="0022f913" officeooo:paragraph-rsid="0022f913" style:font-weight-asian="bold" style:font-weight-complex="bold"/>
    </style:style>
    <style:style style:name="P4" style:family="paragraph" style:parent-style-name="Standard">
      <style:text-properties fo:font-weight="bold" officeooo:rsid="001d9242" officeooo:paragraph-rsid="001d9242" style:font-weight-asian="bold" style:font-weight-complex="bold"/>
    </style:style>
    <style:style style:name="P5" style:family="paragraph" style:parent-style-name="Standard">
      <style:text-properties fo:font-weight="bold" officeooo:rsid="001c69dc" officeooo:paragraph-rsid="001c69dc" style:font-weight-asian="bold" style:font-weight-complex="bold"/>
    </style:style>
    <style:style style:name="T1" style:family="text">
      <style:text-properties style:font-name="Noto Sans CJK JP Black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Define python</text:p>
      <text:p text:style-name="P5">2. Define data structure</text:p>
      <text:p text:style-name="P5">b. give any four types of data structure and give their symbols</text:p>
      <text:p text:style-name="P5">c. write the formular of finding these</text:p>
      <text:p text:style-name="P5">(I). append</text:p>
      <text:p text:style-name="P5">(Ii). Insert</text:p>
      <text:p text:style-name="P5">(iii) pop</text:p>
      <text:p text:style-name="P5">3. give two categories of data strructure <text:s/>annd in each case give three examples</text:p>
      <text:p text:style-name="P5">4 what is software</text:p>
      <text:p text:style-name="P5">I. software development life cycle</text:p>
      <text:p text:style-name="P5">ii.iso</text:p>
      <text:p text:style-name="P5">b.state any four categorise of SDLC models</text:p>
      <text:p text:style-name="P5">c. outline the 3 types of software evolution</text:p>
      <text:p text:style-name="P4">5. write the following icons in full</text:p>
      <text:p text:style-name="P4">a.HTTP</text:p>
      <text:p text:style-name="P4">b.ISP</text:p>
      <text:p text:style-name="P4">c. TCP</text:p>
      <text:p text:style-name="P4">d. WWW</text:p>
      <text:p text:style-name="P4">e. WLAN</text:p>
      <text:p text:style-name="P4">b.define the folowwing</text:p>
      <text:p text:style-name="P4">1.internet</text:p>
      <text:p text:style-name="P4">2. website</text:p>
      <text:p text:style-name="P4">3. E.mail</text:p>
      <text:p text:style-name="P2">e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Black" svg:font-family="'Noto Sans CJK JP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00ff" style:font-name="Noto Sans CJK JP Black1" fo:font-weight="bold" officeooo:rsid="001f744f" officeooo:paragraph-rsid="001f744f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6600ff" style:font-name="Noto Sans CJK JP Black1" fo:font-weight="bold" officeooo:rsid="0022f913" officeooo:paragraph-rsid="0022f913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E TWO BROTHERS EXAMINATION BOARD 2017</text:p>
        <text:p text:style-name="MP1">1:20HOURS</text:p>
        <text:p text:style-name="MP1">ATTEMPT ALL QUESTIONS</text:p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8:15:53.391468727</meta:creation-date>
    <meta:generator>LibreOffice/5.1.6.2$Linux_X86_64 LibreOffice_project/10m0$Build-2</meta:generator>
    <dc:date>2018-02-09T17:49:48.880342267</dc:date>
    <meta:editing-duration>PT7M41S</meta:editing-duration>
    <meta:editing-cycles>3</meta:editing-cycles>
    <meta:document-statistic meta:table-count="0" meta:image-count="0" meta:object-count="0" meta:page-count="1" meta:paragraph-count="27" meta:word-count="105" meta:character-count="587" meta:non-whitespace-character-count="508"/>
  </office:meta>
</office:document-meta>
</file>